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Header">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found the paper on NetPIPE to be both informative and engaging. Prior to reading the paper I had no real knowledge of what NetPIPE was or what it did and the paper did a fine job of outlining the basic functions and the command's relevance to networking. The paper was well written and concise and did not contain unnecessary or erroneous data. This paper was certainly the better of the two that I read.</text:p>
      <text:p text:style-name="P1"><text:tab/>I was surprised at first to read that such a seeming useful tool had been dropped out of development, however once the paper stated that there were other tools available that did the same job but were easier to use it made more sense. I think that is where the beauty of Unix computing lies. If there is a useful command that everyone seems to use but people do not like the interface or if they feel the can improve upon the function, they do so. This does nothing but benefit the community as a whole and it fosters creativity among everyone in said community.</text:p>
      <text:p text:style-name="P1"><text:tab/>I do wish that the paper had gone a little more in depth with how the command worked internally, but that is only because I am a curious person by nature. I liked that they did not just list what the command did and why it was useful, but also gave a brief history of the command and its usage. Having read the paper I feel that I should take it upon myself to learn more about this command and its uses, which is what a good research paper should do in my opi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tthew Morrissey</text:p>
        <text:p text:style-name="MP1">CS-355</text:p>
        <text:p text:style-name="MP1">Response Paper</text:p>
        <text:p text:style-name="MP1">NetPI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Morrissey</meta:initial-creator>
    <meta:creation-date>2011-10-13T18:35:26</meta:creation-date>
    <meta:document-statistic meta:table-count="0" meta:image-count="0" meta:object-count="0" meta:page-count="1" meta:paragraph-count="7" meta:word-count="280" meta:character-count="1480"/>
    <dc:date>2011-10-13T18:52:01</dc:date>
    <dc:creator>Matthew Morrissey</dc:creator>
    <meta:editing-duration>PT14S</meta:editing-duration>
    <meta:editing-cycles>1</meta:editing-cycles>
    <meta:generator>LibreOffice/3.3$Unix LibreOffice_project/330m19$Build-401</meta:generator>
  </office:meta>
</office:document-meta>
</file>